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E0000018EEC9648CFEB14C0D6.png" manifest:media-type="image/png"/>
  <manifest:file-entry manifest:full-path="Pictures/100000010000018E0000018E75D27028EC5085A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4.95cm" svg:height="5.08cm" svg:x="1.905cm" svg:y="3.81cm">
          <draw:image xlink:href="Pictures/100000010000018E0000018EEC9648CFEB14C0D6.png" xlink:type="simple" xlink:show="embed" xlink:actuate="onLoad" draw:mime-type="image/png">
            <text:p/>
          </draw:image>
        </draw:frame>
        <draw:frame draw:style-name="gr1" draw:text-style-name="P1" xml:id="id1" draw:id="id1" draw:layer="layout" svg:width="3.81cm" svg:height="3.81cm" svg:x="1.905cm" svg:y="10.16cm">
          <draw:image xlink:href="Pictures/100000010000018E0000018E75D27028EC5085A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1.5s" smil:fill="hold" smil:accelerate="0.5" smil:decelerate="0.5" presentation:preset-property="Scale;Accelerate;Decelerate;AutoReverse" presentation:node-type="with-previous" presentation:preset-class="emphasis" presentation:preset-id="ooo-emphasis-grow-and-shrink">
                  <anim:animateTransform smil:dur="2s" smil:fill="hold" smil:targetElement="id1" smil:by="0.5,0.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2-27T12:05:49.767000000</dc:date>
    <meta:editing-duration>PT1H12M23S</meta:editing-duration>
    <meta:editing-cycles>1</meta:editing-cycles>
    <meta:document-statistic meta:object-count="26"/>
    <meta:generator>LibreOffice/7.3.1.3$Windows_X86_64 LibreOffice_project/a69ca51ded25f3eefd52d7bf9a5fad8c90b87951</meta:generator>
  </office:meta>
</office:document-meta>
</file>